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95cm"/>
    </style:style>
    <style:style style:name="gr5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27cm" svg:height="1.27cm" svg:x="11.795cm" svg:y="7.858cm">
          <text:p text:style-name="P1">v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8.239cm" svg:y="7.858cm">
          <text:p text:style-name="P1">v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5.064cm" svg:y="6.588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1.889cm" svg:y="5.953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3.794cm" svg:y="9.001cm">
          <text:p text:style-name="P1">v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15.859cm" svg:y="7.858cm">
          <text:p text:style-name="P1">v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699cm" svg:y1="7.858cm" svg:x2="4.878cm" svg:y2="9.187cm" draw:start-shape="id1" draw:start-glue-point="8" draw:end-shape="id2" draw:end-glue-point="11" svg:d="m5699 7858c0 858-821 194-821 1329" svg:viewBox="0 0 822 1330">
          <text:p/>
        </draw:connector>
        <draw:connector draw:style-name="gr2" draw:text-style-name="P1" draw:layer="layout" draw:type="curve" svg:x1="2.524cm" svg:y1="7.223cm" svg:x2="3.98cm" svg:y2="9.187cm" draw:start-shape="id3" draw:start-glue-point="8" draw:end-shape="id2" draw:end-glue-point="5" svg:d="m2524 7223c0 1335 1456 353 1456 1964" svg:viewBox="0 0 1457 1965">
          <text:p/>
        </draw:connector>
        <draw:connector draw:style-name="gr2" draw:text-style-name="P1" draw:layer="layout" draw:type="curve" draw:line-skew="-0.905cm" svg:x1="5.064cm" svg:y1="9.636cm" svg:x2="8.239cm" svg:y2="8.493cm" draw:start-shape="id2" draw:start-glue-point="10" draw:end-shape="id4" draw:end-glue-point="6" svg:d="m5064 9636c1024 0-563-1143 3175-1143" svg:viewBox="0 0 3176 1144">
          <text:p/>
        </draw:connector>
        <draw:connector draw:style-name="gr2" draw:text-style-name="P1" draw:layer="layout" draw:type="curve" svg:x1="9.509cm" svg:y1="8.493cm" svg:x2="11.795cm" svg:y2="8.493cm" draw:start-shape="id4" draw:start-glue-point="10" draw:end-shape="id5" draw:end-glue-point="3" svg:d="m9509 8493h2286" svg:viewBox="0 0 2287 1">
          <text:p/>
        </draw:connector>
        <draw:connector draw:style-name="gr2" draw:text-style-name="P1" draw:layer="layout" draw:type="curve" svg:x1="13.065cm" svg:y1="8.493cm" svg:x2="15.859cm" svg:y2="8.493cm" draw:start-shape="id5" draw:start-glue-point="10" draw:end-shape="id6" draw:end-glue-point="6" svg:d="m13065 8493h2794" svg:viewBox="0 0 2795 1">
          <text:p/>
        </draw:connector>
        <draw:connector draw:style-name="gr2" draw:text-style-name="P1" xml:id="id7" draw:id="id7" draw:layer="layout" draw:type="curve" draw:line-skew="1.417cm" svg:x1="10.049cm" svg:y1="12.774cm" svg:x2="16.494cm" svg:y2="9.128cm" draw:end-shape="id6" draw:end-glue-point="8" svg:d="m10049 12774c0-232 6445 1590 6445-3646" svg:viewBox="0 0 6446 3772">
          <text:p/>
        </draw:connector>
        <draw:connector draw:style-name="gr2" draw:text-style-name="P1" xml:id="id8" draw:id="id8" draw:layer="layout" draw:type="curve" svg:x1="6.475cm" svg:y1="11.252cm" svg:x2="10.049cm" svg:y2="12.774cm" draw:end-shape="id7" draw:end-glue-point="2" svg:d="m6475 11252c2305 0 519 1522 3574 1522" svg:viewBox="0 0 3575 1523">
          <text:p/>
        </draw:connector>
        <draw:connector draw:style-name="gr2" draw:text-style-name="P1" draw:layer="layout" draw:type="curve" svg:x1="4.429cm" svg:y1="10.271cm" svg:x2="6.475cm" svg:y2="11.252cm" draw:start-shape="id2" draw:start-glue-point="8" draw:end-shape="id8" draw:end-glue-point="2" svg:d="m4429 10271c0 654 682 981 2046 981" svg:viewBox="0 0 2047 982">
          <text:p/>
        </draw:connector>
        <draw:frame draw:style-name="gr3" draw:layer="layout" svg:width="2.157cm" svg:height="0.962cm" svg:x="9.684cm" svg:y="11.468cm">
          <draw:text-box>
            <text:p>{12,1}</text:p>
          </draw:text-box>
        </draw:frame>
        <draw:frame draw:style-name="gr3" draw:layer="layout" svg:width="1.806cm" svg:height="0.962cm" svg:x="9.509cm" svg:y="7.404cm">
          <draw:text-box>
            <text:p>{3,1}</text:p>
          </draw:text-box>
        </draw:frame>
        <draw:frame draw:style-name="gr4" draw:layer="layout" svg:width="1.806cm" svg:height="0.962cm" svg:x="6.334cm" svg:y="8.674cm">
          <draw:text-box>
            <text:p>{4,1}</text:p>
          </draw:text-box>
        </draw:frame>
        <draw:frame draw:style-name="gr4" draw:layer="layout" svg:width="1.806cm" svg:height="0.962cm" svg:x="13.672cm" svg:y="7.35cm">
          <draw:text-box>
            <text:p>{3,1}</text:p>
          </draw:text-box>
        </draw:frame>
        <draw:frame draw:style-name="gr4" draw:layer="layout" svg:width="1.806cm" svg:height="0.962cm" svg:x="3.794cm" svg:y="7.477cm">
          <draw:text-box>
            <text:p>{2,1}</text:p>
          </draw:text-box>
        </draw:frame>
        <draw:frame draw:style-name="gr4" draw:layer="layout" svg:width="1.806cm" svg:height="0.962cm" svg:x="1.762cm" svg:y="8.293cm">
          <draw:text-box>
            <text:p>{3,1}</text:p>
          </draw:text-box>
        </draw:frame>
        <draw:custom-shape draw:style-name="gr5" draw:text-style-name="P1" draw:layer="layout" svg:width="3.81cm" svg:height="1.397cm" svg:x="11.922cm" svg:y="5.572cm">
          <text:p text:style-name="P1">W:{w<text:span text:style-name="T2">1</text:span><text:span text:style-name="T3">,w</text:span><text:span text:style-name="T2">2</text:span><text:span text:style-name="T3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04:54:50</meta:creation-date>
    <dc:date>2012-11-03T05:39:45</dc:date>
    <meta:editing-duration>PT9M34S</meta:editing-duration>
    <meta:editing-cycles>2</meta:editing-cycles>
    <meta:generator>LibreOffice/3.5$Linux_X86_64 LibreOffice_project/350m1$Build-2</meta:generator>
    <meta:document-statistic meta:object-count="21"/>
  </office:meta>
</office:document-meta>
</file>